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Establecimientos</text:p>
          </table:table-cell>
          <table:table-cell office:value-type="string" calcext:value-type="string">
            <text:p>Plazas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89" calcext:value-type="float">
            <text:p>189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1" calcext:value-type="float">
            <text:p>201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27" calcext:value-type="float">
            <text:p>227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46" calcext:value-type="float">
            <text:p>246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63" calcext:value-type="float">
            <text:p>263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3" calcext:value-type="float">
            <text:p>273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94" calcext:value-type="float">
            <text:p>294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09" calcext:value-type="float">
            <text:p>309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25" calcext:value-type="float">
            <text:p>325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8" calcext:value-type="float">
            <text:p>378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61" calcext:value-type="float">
            <text:p>461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9" calcext:value-type="float">
            <text:p>649</text:p>
          </table:table-cell>
          <table:table-cell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33" calcext:value-type="float">
            <text:p>933</text:p>
          </table:table-cell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42" calcext:value-type="float">
            <text:p>1142</text:p>
          </table:table-cell>
          <table:table-cell office:value-type="float" office:value="6957" calcext:value-type="float">
            <text:p>695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354" calcext:value-type="float">
            <text:p>1354</text:p>
          </table:table-cell>
          <table:table-cell office:value-type="float" office:value="8276" calcext:value-type="float">
            <text:p>827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599" calcext:value-type="float">
            <text:p>1599</text:p>
          </table:table-cell>
          <table:table-cell office:value-type="float" office:value="9667" calcext:value-type="float">
            <text:p>966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917" calcext:value-type="float">
            <text:p>1917</text:p>
          </table:table-cell>
          <table:table-cell office:value-type="float" office:value="11616" calcext:value-type="float">
            <text:p>116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3:05:20.626201902</meta:creation-date>
    <dc:date>2024-05-16T13:06:59.404884901</dc:date>
    <meta:editing-duration>PT1M39S</meta:editing-duration>
    <meta:editing-cycles>1</meta:editing-cycles>
    <meta:document-statistic meta:table-count="1" meta:cell-count="54" meta:object-count="0"/>
    <meta:generator>LibreOffice/7.3.7.2$Linux_X86_64 LibreOffice_project/30$Build-2</meta:generator>
  </office:meta>
</office:document-meta>
</file>